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AttributeRepositoryClass.getFiel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AttributeRepositoryClass.getClas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AttributeRepositoryClass.getMetho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AttributeRepositoryClass.getConstructo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